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style>
    <style:style style:name="P2" style:family="paragraph" style:parent-style-name="Text_20_body">
      <style:paragraph-properties fo:text-align="justify" style:justify-single-word="false" fo:padding="0.049cm" fo:border="0.06pt solid #d9d9e3"/>
    </style:style>
    <style:style style:name="P3" style:family="paragraph" style:parent-style-name="Text_20_body" style:list-style-name="L1">
      <style:paragraph-properties fo:text-align="justify" style:justify-single-word="false" fo:padding="0.049cm" fo:border="0.06pt solid #d9d9e3"/>
    </style:style>
    <style:style style:name="P4" style:family="paragraph" style:parent-style-name="Text_20_body" style:list-style-name="L1">
      <style:paragraph-properties fo:margin-top="0cm" fo:margin-bottom="0cm" style:contextual-spacing="false" fo:text-align="justify" style:justify-single-word="false" fo:padding="0.049cm" fo:border="0.06pt solid #d9d9e3"/>
    </style:style>
    <style:style style:name="P5" style:family="paragraph" style:parent-style-name="Text_20_body" style:list-style-name="L2">
      <style:paragraph-properties fo:margin-top="0cm" fo:margin-bottom="0cm" style:contextual-spacing="false" fo:text-align="justify" style:justify-single-word="false" fo:padding="0.049cm" fo:border="0.06pt solid #d9d9e3"/>
    </style:style>
    <style:style style:name="P6" style:family="paragraph" style:parent-style-name="Text_20_body" style:list-style-name="L2">
      <style:paragraph-properties fo:text-align="justify" style:justify-single-word="false" fo:padding="0.049cm" fo:border="0.06pt solid #d9d9e3"/>
    </style:style>
    <style:style style:name="P7" style:family="paragraph" style:parent-style-name="Text_20_body" style:list-style-name="L3">
      <style:paragraph-properties fo:text-align="justify" style:justify-single-word="false" fo:padding="0.049cm" fo:border="0.06pt solid #d9d9e3"/>
    </style:style>
    <style:style style:name="P8" style:family="paragraph" style:parent-style-name="Text_20_body" style:list-style-name="L3">
      <style:paragraph-properties fo:margin-top="0cm" fo:margin-bottom="0cm" style:contextual-spacing="false" fo:text-align="justify" style:justify-single-word="false" fo:padding="0.049cm" fo:border="0.06pt solid #d9d9e3"/>
    </style:style>
    <style:style style:name="T1" style:family="text">
      <style:text-properties loext:padding="0.049cm" loext:border="0.06pt solid #d9d9e3"/>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Strong_20_Emphasis"><text:span text:style-name="T1">Relatório para o Componente de Página "CreatePost" em React</text:span></text:span></text:p>
      <text:p text:style-name="P2"><text:span text:style-name="Strong_20_Emphasis"><text:span text:style-name="T1">Introdução:</text:span></text:span> O código fornecido define um componente de página chamado "CreatePost", que é usado para criar um novo post na aplicação "Mini Blog". Este componente é construído com React e é responsável por coletar informações do usuário, como título, imagem, conteúdo e tags para criar um novo post. Além disso, ele lida com a validação dos campos e o processo de inserção do post no Firebase Firestore.</text:p>
      <text:p text:style-name="P2"><text:span text:style-name="Strong_20_Emphasis"><text:span text:style-name="T1">Métodos:</text:span></text:span></text:p>
      <text:list text:style-name="L1">
        <text:list-item>
          <text:p text:style-name="P3"><text:span text:style-name="Strong_20_Emphasis"><text:span text:style-name="Source_20_Text"><text:span text:style-name="T1">useState</text:span></text:span></text:span>: Este hook do React é usado para gerenciar os estados dos campos de entrada, como <text:span text:style-name="Source_20_Text"><text:span text:style-name="T1">title</text:span></text:span>, <text:span text:style-name="Source_20_Text"><text:span text:style-name="T1">image</text:span></text:span>, <text:span text:style-name="Source_20_Text"><text:span text:style-name="T1">body</text:span></text:span>, <text:span text:style-name="Source_20_Text"><text:span text:style-name="T1">tags</text:span></text:span> e <text:span text:style-name="Source_20_Text"><text:span text:style-name="T1">formError</text:span></text:span>.</text:p>
        </text:list-item>
        <text:list-item>
          <text:p text:style-name="P3"><text:span text:style-name="Strong_20_Emphasis"><text:span text:style-name="Source_20_Text"><text:span text:style-name="T1">useAuthValue</text:span></text:span></text:span>: Este é um hook personalizado que fornece informações sobre a autenticação do usuário. É usado para obter o usuário atual que está criando o post.</text:p>
        </text:list-item>
        <text:list-item>
          <text:p text:style-name="P3"><text:span text:style-name="Strong_20_Emphasis"><text:span text:style-name="Source_20_Text"><text:span text:style-name="T1">useNavigate</text:span></text:span></text:span>: É usado para obter a função de navegação, que permite redirecionar o usuário para a página inicial após a criação do post.</text:p>
        </text:list-item>
        <text:list-item>
          <text:p text:style-name="P3"><text:span text:style-name="Strong_20_Emphasis"><text:span text:style-name="Source_20_Text"><text:span text:style-name="T1">useInsertDocument</text:span></text:span></text:span>: Este é um hook personalizado que lida com a inserção de documentos no Firestore. É usado para inserir o novo post na coleção "posts".</text:p>
        </text:list-item>
        <text:list-item>
          <text:p text:style-name="P3"><text:span text:style-name="Strong_20_Emphasis"><text:span text:style-name="Source_20_Text"><text:span text:style-name="T1">handleSubmit</text:span></text:span></text:span>: Esta função é chamada quando o formulário é submetido. Ela realiza as seguintes ações:</text:p>
          <text:list>
            <text:list-item>
              <text:p text:style-name="P4">Valida se a URL da imagem é válida.</text:p>
            </text:list-item>
            <text:list-item>
              <text:p text:style-name="P4">Cria uma matriz de tags a partir da entrada do usuário.</text:p>
            </text:list-item>
            <text:list-item>
              <text:p text:style-name="P4">Verifica se todos os campos obrigatórios estão preenchidos.</text:p>
            </text:list-item>
            <text:list-item>
              <text:p text:style-name="P4">Se houver algum erro de validação, define o estado <text:span text:style-name="Source_20_Text"><text:span text:style-name="T1">formError</text:span></text:span>.</text:p>
            </text:list-item>
            <text:list-item>
              <text:p text:style-name="P3">Caso contrário, chama a função <text:span text:style-name="Source_20_Text"><text:span text:style-name="T1">insertDocument</text:span></text:span> para inserir o novo post no Firestore e redireciona o usuário para a página inicial.</text:p>
            </text:list-item>
          </text:list>
        </text:list-item>
      </text:list>
      <text:p text:style-name="P2"><text:span text:style-name="Strong_20_Emphasis"><text:span text:style-name="T1">Resultados:</text:span></text:span> O resultado deste código é um componente de página "CreatePost" que permite aos usuários criar novos posts. Ele coleta informações do usuário, realiza validações e lida com a inserção dos posts no banco de dados Firestore.</text:p>
      <text:p text:style-name="P2"><text:span text:style-name="Strong_20_Emphasis"><text:span text:style-name="T1">Conclusão:</text:span></text:span> Este componente é uma parte importante da funcionalidade de criação de posts na aplicação "Mini Blog". Ele fornece uma interface de usuário amigável para que os usuários possam criar conteúdo facilmente. Além disso, lida com a validação de entradas e a inserção de dados no Firestore.</text:p>
      <text:p text:style-name="P2"><text:span text:style-name="Strong_20_Emphasis"><text:span text:style-name="T1">Análise:</text:span></text:span></text:p>
      <text:list text:style-name="L2">
        <text:list-item>
          <text:p text:style-name="P5">O componente utiliza o React para renderizar a interface do usuário.</text:p>
        </text:list-item>
        <text:list-item>
          <text:p text:style-name="P5">Os campos de entrada, como título, imagem, conteúdo e tags, são controlados por estados do React.</text:p>
        </text:list-item>
        <text:list-item>
          <text:p text:style-name="P5">A função <text:span text:style-name="Source_20_Text"><text:span text:style-name="T1">handleSubmit</text:span></text:span> realiza a lógica de validação e inserção de posts no banco de dados Firestore.</text:p>
        </text:list-item>
        <text:list-item>
          <text:p text:style-name="P5"><text:soft-page-break/>O botão "Criar post" está condicionalmente habilitado ou desabilitado com base no estado de carregamento.</text:p>
        </text:list-item>
        <text:list-item>
          <text:p text:style-name="P5">Erros de validação são exibidos na interface do usuário para fornecer feedback ao usuário.</text:p>
        </text:list-item>
        <text:list-item>
          <text:p text:style-name="P6">O componente desempenha um papel fundamental na funcionalidade de criação de conteúdo na aplicação "Mini Blog".</text:p>
        </text:list-item>
      </text:list>
      <text:p text:style-name="P1"/>
      <text:p text:style-name="P1"/>
      <text:p text:style-name="P2"><text:span text:style-name="Strong_20_Emphasis"><text:span text:style-name="T1">Análise dos Estilos CSS para o Componente "CreatePost" em React</text:span></text:span></text:p>
      <text:p text:style-name="P2">Aqui está uma análise dos estilos CSS fornecidos para o componente "CreatePost" em React:</text:p>
      <text:list text:style-name="L3">
        <text:list-item>
          <text:p text:style-name="P7"><text:span text:style-name="Source_20_Text"><text:span text:style-name="T1">.create_post</text:span></text:span>: Esta classe é aplicada ao contêiner principal do componente "CreatePost". Os estilos associados a ela incluem:</text:p>
          <text:list>
            <text:list-item>
              <text:p text:style-name="P8"><text:span text:style-name="Source_20_Text"><text:span text:style-name="T1">text-align: center</text:span></text:span>: Centraliza o conteúdo do contêiner horizontalmente.</text:p>
            </text:list-item>
          </text:list>
        </text:list-item>
        <text:list-item>
          <text:p text:style-name="P7"><text:span text:style-name="Source_20_Text"><text:span text:style-name="T1">.create_post h2</text:span></text:span>: Esta classe é aplicada ao título dentro do contêiner "CreatePost". Os estilos associados a ela incluem:</text:p>
          <text:list>
            <text:list-item>
              <text:p text:style-name="P8"><text:span text:style-name="Source_20_Text"><text:span text:style-name="T1">font-size: 2.2em</text:span></text:span>: Define o tamanho da fonte do título como 2.2 vezes o tamanho da fonte padrão.</text:p>
            </text:list-item>
          </text:list>
        </text:list-item>
        <text:list-item>
          <text:p text:style-name="P7"><text:span text:style-name="Source_20_Text"><text:span text:style-name="T1">.create_post p</text:span></text:span>: Esta classe é aplicada aos parágrafos dentro do contêiner "CreatePost". Os estilos associados a ela incluem:</text:p>
          <text:list>
            <text:list-item>
              <text:p text:style-name="P8"><text:span text:style-name="Source_20_Text"><text:span text:style-name="T1">color: #aaa</text:span></text:span>: Define a cor do texto dos parágrafos como cinza claro (#aaa).</text:p>
            </text:list-item>
            <text:list-item>
              <text:p text:style-name="P7"><text:span text:style-name="Source_20_Text"><text:span text:style-name="T1">margin-bottom: 2em</text:span></text:span>: Adiciona uma margem na parte inferior dos parágrafos para separá-los dos outros elementos.</text:p>
            </text:list-item>
          </text:list>
        </text:list-item>
      </text:list>
      <text:p text:style-name="P2">Esses estilos têm como objetivo criar uma interface de usuário esteticamente agradável para o componente "CreatePost". Eles centralizam o conteúdo, aumentam o tamanho do título e definem a cor do texto dos parágrafos. Essa formatação ajuda a melhorar a aparência e a usabilidade da página de criação de posts na aplicação "Mini Blog"</text:p>
      <text:p text:style-name="P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11-06T06:20:29.246000000</meta:creation-date>
    <dc:date>2023-11-06T06:21:07.491000000</dc:date>
    <meta:editing-duration>PT38S</meta:editing-duration>
    <meta:editing-cycles>1</meta:editing-cycles>
    <meta:document-statistic meta:table-count="0" meta:image-count="0" meta:object-count="0" meta:page-count="2" meta:paragraph-count="32" meta:word-count="626" meta:character-count="3825" meta:non-whitespace-character-count="3254"/>
    <meta:generator>LibreOffice/7.5.2.2$Windows_X86_64 LibreOffice_project/53bb9681a964705cf672590721dbc85eb4d0c3a2</meta:generator>
  </office:meta>
</office:document-meta>
</file>